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agedMetric.getPersistPoli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Metric.getMetric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Metric.setPersistPolicy( @ Nullable String persistPoli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Metric.setUnit( @ Nullable String u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Metric.getPersistPeri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Metric.setPersistPeriod( int persistPeri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Metric.getCateg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Metric.setCategory( @ Nullable String categ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Metric.getDispla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anagedMetric.setMetricType( MetricType metric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nagedMetric.getU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Metric.setDisplayName( @ Nullable String displa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